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58in" fo:margin-left="0.0007in" fo:margin-top="0in" fo:margin-bottom="0in" table:align="left" style:writing-mode="lr-tb"/>
    </style:style>
    <style:style style:name="Table1.A" style:family="table-column">
      <style:table-column-properties style:column-width="5.4139in"/>
    </style:style>
    <style:style style:name="Table1.B" style:family="table-column">
      <style:table-column-properties style:column-width="1.181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bg" fo:country="BG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209in solid #00000a"/>
    </style:style>
    <style:style style:name="P4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209in solid #00000a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P10" style:family="paragraph" style:parent-style-name="List_20_Paragraph" style:list-style-name="WWNum2">
      <style:paragraph-properties fo:text-align="justify" style:justify-single-word="false"/>
    </style:style>
    <style:style style:name="P11" style:family="paragraph" style:parent-style-name="List_20_Paragraph" style:list-style-name="WWNum3">
      <style:paragraph-properties fo:text-align="justify" style:justify-single-word="false"/>
    </style:style>
    <style:style style:name="P12" style:family="paragraph" style:parent-style-name="List_20_Paragraph">
      <style:paragraph-properties fo:margin-left="1in" fo:margin-right="0in" fo:text-align="justify" style:justify-single-word="false" fo:text-indent="0in" style:auto-text-indent="false"/>
      <style:text-properties style:font-name="Times New Roman" fo:language="bg" fo:country="BG" style:font-name-complex="Times New Roman1"/>
    </style:style>
    <style:style style:name="T1" style:family="text">
      <style:text-properties fo:font-size="14pt" fo:language="bg" fo:country="BG" fo:font-weight="bold" style:font-size-asian="14pt" style:font-weight-asian="bold" style:font-name-complex="Calibri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language="bg" fo:country="BG" style:font-name-complex="Times New Roman1"/>
    </style:style>
    <style:style style:name="T4" style:family="text">
      <style:text-properties style:font-name="Times New Roman" fo:language="bg" fo:country="BG" style:text-underline-style="solid" style:text-underline-width="auto" style:text-underline-color="font-color" fo:font-weight="bold" style:font-weight-asian="bold" style:font-name-complex="Times New Roman1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fo:font-size="13pt" fo:language="bg" fo:country="BG" fo:font-style="italic" fo:font-weight="bold" style:font-size-asian="13pt" style:font-style-asian="italic" style:font-weight-asian="bold" style:font-name-complex="Times New Roman1" style:font-size-complex="13pt"/>
    </style:style>
    <style:style style:name="T7" style:family="text">
      <style:text-properties style:font-name="Times New Roman" fo:font-size="13pt" fo:language="bg" fo:country="BG" fo:font-style="italic" fo:font-weight="bold" fo:background-color="#ff0000" style:font-size-asian="13pt" style:font-style-asian="italic" style:font-weight-asian="bold" style:font-name-complex="Times New Roman1" style:font-size-complex="13pt"/>
    </style:style>
    <style:style style:name="T8" style:family="text">
      <style:text-properties style:font-name="Times New Roman" fo:font-size="13pt" fo:language="bg" fo:country="BG" fo:font-weight="bold" style:font-size-asian="13pt" style:font-weight-asian="bold" style:font-name-complex="Times New Roman1" style:font-size-complex="13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fo:language="bg" fo:country="BG" style:font-size-asian="12pt" style:font-name-complex="Times New Roman1" style:font-size-complex="12pt"/>
    </style:style>
    <style:style style:name="T11" style:family="text">
      <style:text-properties style:font-name="Times New Roman" fo:font-size="12pt" fo:language="bg" fo:country="BG" fo:font-style="italic" fo:font-weight="bold" style:font-size-asian="12pt" style:font-style-asian="italic" style:font-weight-asian="bold" style:font-name-complex="Times New Roman1" style:font-size-complex="12pt"/>
    </style:style>
    <style:style style:name="T12" style:family="text">
      <style:text-properties style:font-name="Times New Roman" fo:font-size="12pt" fo:language="bg" fo:country="BG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font-size="16pt" fo:language="bg" fo:country="BG" fo:font-weight="bold" style:font-size-asian="16pt" style:font-weight-asian="bold" style:font-name-complex="Times New Roman1" style:font-size-complex="16pt"/>
    </style:style>
    <style:style style:name="T15" style:family="text">
      <style:text-properties style:font-name="Times New Roman" fo:font-size="14pt" fo:language="bg" fo:country="BG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9pt" fo:language="bg" fo:country="BG" fo:font-weight="bold" style:font-size-asian="9pt" style:font-weight-asian="bold" style:font-name-complex="Times New Roman1" style:font-size-complex="9pt"/>
    </style:style>
    <style:style style:name="T17" style:family="text">
      <style:text-properties style:font-name="Times New Roman" fo:font-size="8pt" fo:language="bg" fo:country="BG" style:font-size-asian="8pt" style:font-name-complex="Times New Roman1" style:font-size-complex="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СЪОБЩЕНИЕ</text:span></text:p>
      <text:p text:style-name="P1"><text:span text:style-name="T3">За студенти 2 и 3 курс, специалност „Компютърно и софтуерно инженерство“<text:line-break/>ще се проведе лятна практика от 01.07.2019г. до 12.07.2019г. за учебната 201</text:span><text:span text:style-name="T2">8</text:span><text:span text:style-name="T3">/20</text:span><text:span text:style-name="T2">19</text:span><text:span text:style-name="T3">г.</text:span><text:span text:style-name="T2"> </text:span><text:span text:style-name="T3">както следва:</text:span></text:p>
      <text:list xml:id="list148391940969829802" text:style-name="WWNum1">
        <text:list-item>
          <text:p text:style-name="P9"><text:span text:style-name="T4">На територията на ТУ – София</text:span><text:span text:style-name="T3">, при което ще бъдат поканени </text:span><text:span text:style-name="T2">IT</text:span><text:span text:style-name="T3"> специалисти от водещи</text:span><text:span text:style-name="T2"> </text:span><text:span text:style-name="T3">софтуерни <text:s/>компании. Ще бъдат формирани следните групи по интереси:</text:span></text:p>
        </text:list-item>
      </text:list>
      <text:list xml:id="list5989283647091601024" text:style-name="WWNum2">
        <text:list-item>
          <text:p text:style-name="P10"><text:span text:style-name="T3">програмиране и използване на </text:span><text:span text:style-name="T2">Java Open Sorce </text:span><text:span text:style-name="T3">технологии </text:span></text:p>
        </text:list-item>
        <text:list-item>
          <text:p text:style-name="P10"><text:span text:style-name="T3">програмиране на С </text:span><text:span text:style-name="T2"># </text:span><text:span text:style-name="T3">и създаване на мобилни приложения под </text:span><text:span text:style-name="T2">Android </text:span></text:p>
        </text:list-item>
        <text:list-item>
          <text:p text:style-name="P10"><text:span text:style-name="T3">програмиране на С/С++ и създаване на софтуер от фирма </text:span><text:span text:style-name="T2">“Visteon Electronics Bulgaria”</text:span><text:span text:style-name="T3"> – за всички студенти проявяващи интерес в областта на – системното инженерство; програмиране на С/С++; вградени системи; облачни технологии; компютърна графика;</text:span></text:p>
        </text:list-item>
      </text:list>
      <text:p text:style-name="P12"/>
      <text:list xml:id="list31234844" text:continue-list="list148391940969829802" text:style-name="WWNum1">
        <text:list-item>
          <text:p text:style-name="P9"><text:span text:style-name="T4">На територията на следните фирми:</text:span></text:p>
        </text:list-item>
      </text:list>
      <text:list xml:id="list6037343559327452236" text:style-name="WWNum3">
        <text:list-item>
          <text:p text:style-name="P11"><text:span text:style-name="T5">INTRACOL</text:span><text:span text:style-name="T2"> – </text:span><text:span text:style-name="T3">ще се приемат 5 студента с познания в областта на </text:span><text:span text:style-name="T2">OPP; </text:span><text:span text:style-name="T3">бази данни – </text:span><text:span text:style-name="T2">SQL </text:span><text:span text:style-name="T3">и/или </text:span><text:span text:style-name="T2">NoSQL; JavaScript;</text:span><text:span text:style-name="T3"> </text:span></text:p>
        </text:list-item>
        <text:list-item>
          <text:p text:style-name="P11"><text:span text:style-name="T5">Telco systems</text:span><text:span text:style-name="T2"> – </text:span><text:span text:style-name="T3">ще се приемат 10 студента с познания по</text:span><text:span text:style-name="T2"> Python,</text:span><text:span text:style-name="T3"> интерес в областта на</text:span><text:span text:style-name="T2"> </text:span><text:span text:style-name="T3">мрежовото програмиране и виртуализацията;</text:span></text:p>
        </text:list-item>
      </text:list>
      <text:p text:style-name="P12"/>
      <text:list xml:id="list31218319" text:continue-list="list31234844" text:style-name="WWNum1">
        <text:list-item>
          <text:p text:style-name="P9"><text:span text:style-name="T4">Разработване на софтуер към ФКСТ с ръководител доц. д-р А.Алексиева </text:span><text:span text:style-name="T3">– ще се приемат 7 студента за спец. КСИ и ИТИ; </text:span></text:p>
        </text:list-item>
      </text:list>
      <text:p text:style-name="P3"><text:span text:style-name="T3">Всички студенти проявяващи интерес към посочените летни практики, ще бъдат класирани според желанията и средния успех от следването.</text:span></text:p>
      <text:p text:style-name="P4"><text:span text:style-name="T6">Заявленията се подават в срок от </text:span><text:span text:style-name="T7">27.05.2019г. до 07.06.2019г.</text:span><text:span text:style-name="T6"> в кабинет 1441</text:span><text:span text:style-name="T8">.</text:span></text:p>
      <text:p text:style-name="P4"><text:span text:style-name="T11">Студенти, които не са подали заявление в срок ще бъдат разпределени служебно!</text:span></text:p>
      <text:p text:style-name="P1"><text:span text:style-name="T14">ЗАЯВЛЕНИЕ</text:span><text:span text:style-name="T15"><text:line-break/></text:span><text:span text:style-name="T10">за участие в лятна практика</text:span></text:p>
      <text:p text:style-name="P1"><text:span text:style-name="T10">от Константин Томов Костов,ф.№ 121217148, спец.</text:span><text:span text:style-name="T12">КСИ</text:span><text:span text:style-name="T10">, модул _______, курс 2, група <text:s/></text:span><text:span text:style-name="T13">37 </text:span><text:span text:style-name="T10">, ср. Успех <text:s/></text:span><text:span text:style-name="T13">3.83</text:span><text:span text:style-name="T10">, изпити __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6">Желая да бъда разпределен за участие в следната група по интереси:</text:span><text:span text:style-name="T17"><text:line-break/>/подредете желанията си, като започнете от 1 най-предпочитаната група по интереси и т.н./</text:span></text:p>
          </table:table-cell>
          <table:table-cell table:style-name="Table1.A1" office:value-type="string">
            <text:p text:style-name="P6"><text:span text:style-name="T12">Желания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0">програмиране и използване на </text:span><text:span text:style-name="T9">Java Open Sorce </text:span><text:span text:style-name="T10">технологии</text:span></text:p>
          </table:table-cell>
          <table:table-cell table:style-name="Table1.B2" office:value-type="float" office:value="3">
            <text:p text:style-name="P7">3</text:p>
          </table:table-cell>
        </table:table-row>
        <table:table-row table:style-name="Table1.1">
          <table:table-cell table:style-name="Table1.A1" office:value-type="string">
            <text:p text:style-name="P5"><text:span text:style-name="T10">програмиране на С </text:span><text:span text:style-name="T9"># </text:span><text:span text:style-name="T10">и създаване на мобилни приложения под </text:span><text:span text:style-name="T9">Android</text:span></text:p>
          </table:table-cell>
          <table:table-cell table:style-name="Table1.B2" office:value-type="float" office:value="1">
            <text:p text:style-name="P7">1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pan text:style-name="T10">програмиране на С/С++ и създаване на софтуер от фирма “Visteon Electronics Bulgaria”</text:span></text:p>
          </table:table-cell>
          <table:table-cell table:style-name="Table1.B2" office:value-type="float" office:value="4">
            <text:p text:style-name="P7">4</text:p>
          </table:table-cell>
        </table:table-row>
        <table:table-row table:style-name="Table1.1">
          <table:table-cell table:style-name="Table1.A1" office:value-type="string">
            <text:p text:style-name="P5"><text:span text:style-name="T10">разработване на софтуер към ФКСТ с ръководител доц. д-р А.Алексиева</text:span></text:p>
          </table:table-cell>
          <table:table-cell table:style-name="Table1.B2" office:value-type="float" office:value="5">
            <text:p text:style-name="P7">5</text:p>
          </table:table-cell>
        </table:table-row>
        <table:table-row table:style-name="Table1.1">
          <table:table-cell table:style-name="Table1.A1" office:value-type="string">
            <text:p text:style-name="P5"><text:span text:style-name="T9">INTRACOL</text:span></text:p>
          </table:table-cell>
          <table:table-cell table:style-name="Table1.B2" office:value-type="float" office:value="2">
            <text:p text:style-name="P7">2</text:p>
          </table:table-cell>
        </table:table-row>
        <table:table-row table:style-name="Table1.1">
          <table:table-cell table:style-name="Table1.A1" office:value-type="string">
            <text:p text:style-name="P5"><text:span text:style-name="T9">Telco systems</text:span></text:p>
          </table:table-cell>
          <table:table-cell table:style-name="Table1.B2" office:value-type="float" office:value="6">
            <text:p text:style-name="P7">6</text:p>
          </table:table-cell>
        </table:table-row>
      </table:table>
      <text:p text:style-name="Standard"><text:bookmark text:name="_GoBack"/><text:span text:style-name="T10">Дата: </text:span><text:span text:style-name="T13">06.07.2019</text:span><text:span text:style-name="T10"><text:tab/><text:tab/><text:tab/><text:tab/><text:tab/> Подпис: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mart</meta:initial-creator>
    <dc:creator>Kostov Konstantin</dc:creator>
    <meta:editing-cycles>2</meta:editing-cycles>
    <meta:creation-date>2019-05-27T07:20:00</meta:creation-date>
    <dc:date>2019-06-07T11:01:50.70</dc:date>
    <meta:editing-duration>PT1S</meta:editing-duration>
    <meta:generator>OpenOffice/4.1.6$Win32 OpenOffice.org_project/416m1$Build-9790</meta:generator>
    <meta:document-statistic meta:table-count="1" meta:image-count="0" meta:object-count="0" meta:page-count="2" meta:paragraph-count="30" meta:word-count="320" meta:character-count="20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